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hase I goal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Select and use an mvc framework</text:p>
                <text:list>
                  <text:list-item>
                    <text:p text:style-name="P1">Has to be php</text:p>
                  </text:list-item>
                  <text:list-item>
                    <text:p text:style-name="P1">Must support mysql</text:p>
                  </text:list-item>
                </text:list>
              </text:list-item>
              <text:list-item>
                <text:p text:style-name="P1">Modify pulldown selects outside of the code</text:p>
              </text:list-item>
              <text:list-item>
                <text:p text:style-name="P1">Real input valid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 II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erate a report without having to code HTML</text:p>
                <text:list>
                  <text:list-item>
                    <text:p>Define the fields for input</text:p>
                  </text:list-item>
                  <text:list-item>
                    <text:p>Define fields for Browse 'report'</text:p>
                  </text:list-item>
                  <text:list-item>
                    <text:p>Define the <text:s/>query for the report</text:p>
                  </text:list-item>
                  <text:list-item>
                    <text:p>Define the business rules for the report (input validation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 III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ll fuck!, if that worked, why not any table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 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esus,what would I have to do to be able to edit the whole damn world?</text:p>
                <text:list>
                  <text:list-item>
                    <text:p>Everything is running on a connection to somewhere</text:p>
                  </text:list-item>
                  <text:list-item>
                    <text:p>Be able to define connections</text:p>
                  </text:list-item>
                  <text:list-item>
                    <text:p>Be able to change connections </text:p>
                    <text:list>
                      <text:list-item>
                        <text:p>Now you can define them in the controller (I think its the controll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07:11:47.640338311</meta:creation-date>
    <meta:editing-duration>P1DT1H4M2S</meta:editing-duration>
    <meta:editing-cycles>3</meta:editing-cycles>
    <meta:generator>LibreOffice/4.2.8.2$Linux_X86_64 LibreOffice_project/420m0$Build-2</meta:generator>
    <dc:date>2016-11-16T08:31:09.885949391</dc:date>
    <meta:document-statistic meta:object-count="37"/>
  </office:meta>
</office:document-meta>
</file>